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xercice : liste d’objets</text:p>
      <text:p text:style-name="Standard"/>
      <text:p text:style-name="Standard">Parmi les éléments suivants, lesquels sont des objets, et pourquoi ?</text:p>
      <text:p text:style-name="Standard"/>
      <text:p text:style-name="Standard"><text:tab/>Le poste de télévision du salon :<text:tab/>oui</text:p>
      <text:p text:style-name="Standard"><text:tab/>La qualité du compilateur : <text:tab/><text:tab/>non</text:p>
      <text:p text:style-name="Standard"><text:tab/>La deuxième guerre mondiale : <text:tab/>oui</text:p>
      <text:p text:style-name="Standard"><text:tab/>James Rumbaugh : <text:tab/><text:tab/><text:tab/>oui</text:p>
      <text:p text:style-name="Standard"><text:tab/>La racine carrée de 4 : <text:tab/><text:tab/>non, calcul</text:p>
      <text:p text:style-name="Standard"><text:tab/>Une transaction boursière : <text:tab/><text:tab/>oui</text:p>
      <text:p text:style-name="Standard"><text:tab/>La vitesse de la lumière : <text:tab/><text:tab/>non, constante</text:p>
      <text:p text:style-name="Standard"/>
      <text:p text:style-name="Standard"/>
      <text:p text:style-name="Standard"/>
      <text:p text:style-name="Standard">b) Dans les assertions suivantes, préciser s'il s'agit d'une association, d'une agrégation ou d'une généralisation.</text:p>
      <text:p text:style-name="Standard"/>
      <text:p text:style-name="Standard">Les actes et les scènes sont des composition d'une pièce de théâtre.</text:p>
      <text:p text:style-name="Standard"/>
      <text:p text:style-name="Standard">Compositeurs, interprètes et paroliers sont des associations.</text:p>
      <text:p text:style-name="Standard"/>
      <text:p text:style-name="Standard">Un coureur est une composition des courses pour écurie.</text:p>
      <text:p text:style-name="Standard"/>
      <text:p text:style-name="Standard">Un programmeur est une association de programme.</text:p>
      <text:p text:style-name="Standard"/>
      <text:p text:style-name="Standard">Divisions, de sections et de paragraphes sont des compositions du programme cobol.</text:p>
      <text:p text:style-name="Standard"/>
      <text:p text:style-name="Standard">Des organes d'entrée-sortie sont une généralisation des modems, écrans, souris et claviers.</text:p>
      <text:p text:style-name="Standard"/>
      <text:p text:style-name="Standard">Une caisse, une alimentation, des composants électroniques, un disque dur, des organes d'entrée-sortie sont des compositions d'un ordinateur.</text:p>
      <text:p text:style-name="Standard"/>
      <text:p text:style-name="Standard"/>
      <text:p text:style-name="Standard"/>
      <text:p text:style-name="Standard">c) Quel modèle peut représenter la métamorphose du papillon qui passe successivement par les stades chenille, chrysalide et lépidoptère ?</text:p>
      <text:p text:style-name="Standard"/>
      <text:p text:style-name="Standard"><text:tab/>Agrégation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6-12T05:44:18.01</meta:creation-date>
    <meta:document-statistic meta:table-count="0" meta:image-count="0" meta:object-count="0" meta:page-count="1" meta:paragraph-count="19" meta:word-count="173" meta:character-count="1150"/>
    <dc:date>2020-06-12T06:07:31.17</dc:date>
    <meta:editing-duration>PT7M41S</meta:editing-duration>
    <meta:editing-cycles>1</meta:editing-cycles>
    <meta:generator>OpenOffice/4.1.3$Win32 OpenOffice.org_project/413m1$Build-9783</meta:generator>
  </office:meta>
</office:document-meta>
</file>